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2.8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pr1" style:family="presentation" style:parent-style-name="Обычный-title">
      <style:graphic-properties fo:min-height="1.271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text-shadow="none" style:text-underline-style="none" fo:font-weight="normal" style:letter-kerning="true" style:font-name-asian="Microsoft YaHei" style:font-size-asian="18pt" style:font-weight-asian="normal" style:font-name-complex="Mangal" style:font-size-complex="18pt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style-name="gr1" draw:text-style-name="P2" draw:layer="layout" svg:width="1.8cm" svg:height="1.8cm" svg:x="9cm" svg:y="8.198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9.001cm" svg:y="4.199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001cm" svg:y="6.199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cm" svg:y="2.199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1cm" svg:y1="5.9cm" svg:x2="21.8cm" svg:y2="9.999cm">
          <text:p/>
        </draw:line>
        <draw:line draw:style-name="gr2" draw:text-style-name="P3" draw:layer="layout" svg:x1="10.6cm" svg:y1="8.6cm" svg:x2="12.1cm" svg:y2="7.5cm">
          <text:p/>
        </draw:line>
        <draw:line draw:style-name="gr2" draw:text-style-name="P3" draw:layer="layout" svg:x1="13.8cm" svg:y1="3.2cm" svg:x2="18.901cm" svg:y2="4.7cm">
          <text:p/>
        </draw:line>
        <draw:custom-shape draw:style-name="gr1" draw:text-style-name="P2" draw:layer="layout" svg:width="1.8cm" svg:height="1.8cm" svg:x="5.201cm" svg:y="8.19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91cm" svg:y1="5.709cm" svg:x2="12.091cm" svg:y2="6.809cm">
          <text:p/>
        </draw:line>
        <draw:line draw:style-name="gr2" draw:text-style-name="P3" draw:layer="layout" svg:x1="10.591cm" svg:y1="4.509cm" svg:x2="12.091cm" svg:y2="3.409cm">
          <text:p/>
        </draw:line>
        <draw:custom-shape draw:style-name="gr1" draw:text-style-name="P2" draw:layer="layout" svg:width="1.8cm" svg:height="1.8cm" svg:x="15.802cm" svg:y="6.2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791cm" svg:y1="7.1cm" svg:x2="15.791cm" svg:y2="7.1cm">
          <text:p/>
        </draw:line>
        <draw:custom-shape draw:style-name="gr1" draw:text-style-name="P2" draw:layer="layout" svg:width="1.8cm" svg:height="1.8cm" svg:x="18.801cm" svg:y="4.2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382cm" svg:y1="6.518cm" svg:x2="18.882cm" svg:y2="5.418cm">
          <text:p/>
        </draw:line>
        <draw:custom-shape draw:style-name="gr1" draw:text-style-name="P2" draw:layer="layout" svg:width="1.8cm" svg:height="1.8cm" svg:x="21.001cm" svg:y="9.999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5cm" svg:y1="7.8cm" svg:x2="21.001cm" svg:y2="10.8cm">
          <text:p/>
        </draw:line>
        <draw:line draw:style-name="gr2" draw:text-style-name="P3" draw:layer="layout" svg:x1="6.982cm" svg:y1="9.1cm" svg:x2="8.982cm" svg:y2="9.1cm">
          <text:p/>
        </draw:line>
        <draw:frame presentation:style-name="pr1" draw:text-style-name="P4" draw:layer="layout" svg:width="16.999cm" svg:height="1.271cm" svg:x="6.002cm" svg:y="0.202cm" presentation:class="title" presentation:user-transformed="true">
          <draw:text-box>
            <text:p><text:span text:style-name="T2">Bayesian Network "Extended Student"</text:span></text:p>
          </draw:text-box>
        </draw:frame>
        <draw:frame draw:style-name="gr3" draw:text-style-name="P6" draw:layer="layout" svg:width="23.315cm" svg:height="0.944cm" svg:x="2.402cm" svg:y="14.4cm">
          <draw:text-box>
            <text:p text:style-name="P5"><text:span text:style-name="T3">Daphne Koller and Nir Friedman, "Probabilistic Graphical Models: Principles and Techniques", MIT Press, 2009</text:span></text:p>
          </draw:text-box>
        </draw:frame>
        <draw:frame draw:style-name="gr4" draw:text-style-name="P7" draw:layer="layout" svg:width="27.6cm" svg:height="1.3cm" svg:x="0.2cm" svg:y="12.6cm">
          <draw:text-box>
            <text:p><text:span text:style-name="T4">C</text:span><text:span text:style-name="T5"> := </text:span><text:span text:style-name="T4">Coherence, D </text:span><text:span text:style-name="T6">:= </text:span><text:span text:style-name="T4">Difficulty,</text:span><text:span text:style-name="T5"> </text:span><text:span text:style-name="T4">G</text:span><text:span text:style-name="T5"> := </text:span><text:span text:style-name="T4">Grade,</text:span><text:span text:style-name="T5"> </text:span><text:span text:style-name="T4">H</text:span><text:span text:style-name="T5"> := </text:span><text:span text:style-name="T4">Happy, I</text:span><text:span text:style-name="T5"> := </text:span><text:span text:style-name="T4">Intelligence</text:span><text:span text:style-name="T5">, </text:span><text:span text:style-name="T4">J</text:span><text:span text:style-name="T5"> := </text:span><text:span text:style-name="T4">Job</text:span><text:span text:style-name="T5">, </text:span><text:span text:style-name="T7">L</text:span><text:span text:style-name="T8"> := </text:span><text:span text:style-name="T7">Letter</text:span><text:span text:style-name="T8">; </text:span><text:span text:style-name="T7">S</text:span><text:span text:style-name="T8"> := </text:span><text:span text:style-name="T7">SA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custom-shape draw:style-name="gr1" draw:text-style-name="P2" draw:layer="layout" svg:width="1.8cm" svg:height="1.8cm" svg:x="9.001cm" svg:y="8.199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9.002cm" svg:y="4.2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002cm" svg:y="6.2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001cm" svg:y="2.2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0.101cm" svg:y1="5.901cm" svg:x2="21.801cm" svg:y2="10cm">
          <text:p/>
        </draw:line>
        <draw:line draw:style-name="gr6" draw:text-style-name="P3" draw:layer="layout" svg:x1="10.601cm" svg:y1="8.601cm" svg:x2="12.101cm" svg:y2="7.501cm">
          <text:p/>
        </draw:line>
        <draw:line draw:style-name="gr6" draw:text-style-name="P3" draw:layer="layout" svg:x1="13.801cm" svg:y1="3.201cm" svg:x2="18.902cm" svg:y2="4.701cm">
          <text:p/>
        </draw:line>
        <draw:custom-shape draw:style-name="gr1" draw:text-style-name="P2" draw:layer="layout" svg:width="1.8cm" svg:height="1.8cm" svg:x="5.202cm" svg:y="8.2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0.592cm" svg:y1="5.71cm" svg:x2="12.092cm" svg:y2="6.81cm">
          <text:p/>
        </draw:line>
        <draw:line draw:style-name="gr6" draw:text-style-name="P3" draw:layer="layout" svg:x1="10.492cm" svg:y1="4.41cm" svg:x2="11.992cm" svg:y2="3.31cm">
          <text:p/>
        </draw:line>
        <draw:custom-shape draw:style-name="gr1" draw:text-style-name="P2" draw:layer="layout" svg:width="1.8cm" svg:height="1.8cm" svg:x="15.803cm" svg:y="6.201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3.792cm" svg:y1="7.101cm" svg:x2="15.792cm" svg:y2="7.101cm">
          <text:p/>
        </draw:line>
        <draw:custom-shape draw:style-name="gr1" draw:text-style-name="P2" draw:layer="layout" svg:width="1.8cm" svg:height="1.8cm" svg:x="18.802cm" svg:y="4.201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7.383cm" svg:y1="6.519cm" svg:x2="18.883cm" svg:y2="5.419cm">
          <text:p/>
        </draw:line>
        <draw:custom-shape draw:style-name="gr1" draw:text-style-name="P2" draw:layer="layout" svg:width="1.8cm" svg:height="1.8cm" svg:x="21.002cm" svg:y="10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3.501cm" svg:y1="7.801cm" svg:x2="21.002cm" svg:y2="10.801cm">
          <text:p/>
        </draw:line>
        <draw:frame presentation:style-name="pr1" draw:text-style-name="P4" draw:layer="layout" svg:width="16.999cm" svg:height="1.271cm" svg:x="6.003cm" svg:y="0.203cm" presentation:class="title" presentation:user-transformed="true">
          <draw:text-box>
            <text:p><text:span text:style-name="T2">Moralized graph</text:span></text:p>
          </draw:text-box>
        </draw:frame>
        <draw:line draw:style-name="gr6" draw:text-style-name="P3" draw:layer="layout" svg:x1="6.992cm" svg:y1="9.101cm" svg:x2="8.992cm" svg:y2="9.101cm">
          <text:p/>
        </draw:line>
        <draw:line draw:style-name="gr6" draw:text-style-name="P3" draw:layer="layout" svg:x1="9.9cm" svg:y1="8.199cm" svg:x2="9.9cm" svg:y2="6cm">
          <text:p/>
        </draw:line>
        <draw:line draw:style-name="gr6" draw:text-style-name="P3" draw:layer="layout" svg:x1="13.5cm" svg:y1="6.4cm" svg:x2="18.802cm" svg:y2="5cm">
          <text:p/>
        </draw:line>
        <draw:line draw:style-name="gr6" draw:text-style-name="P3" draw:layer="layout" svg:x1="13.3cm" svg:y1="3.9cm" svg:x2="16.1cm" svg:y2="6.5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10-21T20:09:41.500000000</dc:date>
    <meta:editing-duration>PT4H44M17S</meta:editing-duration>
    <meta:editing-cycles>18</meta:editing-cycles>
    <meta:generator>LibreOffice/7.1.5.2$Windows_X86_64 LibreOffice_project/85f04e9f809797b8199d13c421bd8a2b025d52b5</meta:generator>
    <meta:document-statistic meta:object-count="66"/>
  </office:meta>
</office:document-meta>
</file>